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343" officeooo:paragraph-rsid="00028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2:25:43.864935282</meta:creation-date>
    <dc:date>2017-10-24T02:26:05.352008348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